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22d79" officeooo:paragraph-rsid="00022d79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officeooo:rsid="00022d79" officeooo:paragraph-rsid="00022d79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022d79" officeooo:paragraph-rsid="00022d79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6pt" style:text-underline-style="solid" style:text-underline-width="auto" style:text-underline-color="font-color" fo:font-weight="bold" officeooo:rsid="00022d79" officeooo:paragraph-rsid="00022d79" style:font-size-asian="16pt" style:font-weight-asian="bold" style:font-size-complex="16pt" style:font-weight-complex="bold"/>
    </style:style>
    <style:style style:name="P5" style:family="paragraph" style:parent-style-name="Standard">
      <style:paragraph-properties fo:margin-left="0cm" fo:text-align="justify" style:justify-single-word="false" fo:text-indent="0cm" style:auto-text-indent="false"/>
      <style:text-properties officeooo:rsid="00022d79" officeooo:paragraph-rsid="00022d79"/>
    </style:style>
    <style:style style:name="P6" style:family="paragraph" style:parent-style-name="Standard">
      <style:paragraph-properties fo:text-align="justify" style:justify-single-word="false"/>
      <style:text-properties officeooo:rsid="00022d79" officeooo:paragraph-rsid="000239f1"/>
    </style:style>
    <style:style style:name="P7" style:family="paragraph" style:parent-style-name="Standard">
      <style:paragraph-properties fo:text-align="justify" style:justify-single-word="false"/>
      <style:text-properties fo:font-size="16pt" style:text-underline-style="solid" style:text-underline-width="auto" style:text-underline-color="font-color" fo:font-weight="bold" officeooo:rsid="000239f1" officeooo:paragraph-rsid="000239f1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00239f1" officeooo:paragraph-rsid="000239f1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officeooo:rsid="0002f661" officeooo:paragraph-rsid="0002f661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 fo:break-before="page"/>
      <style:text-properties fo:font-size="16pt" fo:font-weight="bold" officeooo:rsid="0002f661" officeooo:paragraph-rsid="0002f661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justify" style:justify-single-word="false"/>
      <style:text-properties officeooo:rsid="0002f661" officeooo:paragraph-rsid="0002f661"/>
    </style:style>
    <style:style style:name="P12" style:family="paragraph" style:parent-style-name="Standard">
      <style:paragraph-properties fo:text-align="justify" style:justify-single-word="false"/>
      <style:text-properties fo:font-size="16pt" style:text-underline-style="solid" style:text-underline-width="auto" style:text-underline-color="font-color" fo:font-weight="bold" officeooo:rsid="0002f661" officeooo:paragraph-rsid="0002f661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justify" style:justify-single-word="false"/>
      <style:text-properties officeooo:rsid="0002f661" officeooo:paragraph-rsid="00049791"/>
    </style:style>
    <style:style style:name="P14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2f661" officeooo:paragraph-rsid="00049791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6pt" style:text-underline-style="solid" style:text-underline-width="auto" style:text-underline-color="font-color" fo:font-weight="bold" officeooo:rsid="0002f661" officeooo:paragraph-rsid="00049791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239f1"/>
    </style:style>
    <style:style style:name="T3" style:family="text">
      <style:text-properties fo:font-weight="bold" officeooo:rsid="000239f1" style:font-weight-asian="bold" style:font-weight-complex="bold"/>
    </style:style>
    <style:style style:name="T4" style:family="text">
      <style:text-properties fo:font-weight="normal" officeooo:rsid="000239f1" style:font-weight-asian="normal" style:font-weight-complex="normal"/>
    </style:style>
    <style:style style:name="T5" style:family="text">
      <style:text-properties fo:font-style="italic" fo:font-weight="normal" officeooo:rsid="000239f1" style:font-style-asian="italic" style:font-weight-asian="normal" style:font-style-complex="italic" style:font-weight-complex="normal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SSAGERIA VIA RABBITMQ</text:p>
      <text:p text:style-name="P2"/>
      <text:p text:style-name="P2"/>
      <text:p text:style-name="P3">EXCHANGES</text:p>
      <text:p text:style-name="P2"/>
      <text:p text:style-name="P4">dispositivos-status-exchange</text:p>
      <text:p text:style-name="P2"><text:span text:style-name="T1">type:</text:span> direct</text:p>
      <text:p text:style-name="P5"><text:tab/>Essa exchange é responsável por rotear mensagens para a <text:span text:style-name="T1">“dispositivos-status-queue”</text:span>. Onde, a instância do microsserviço<text:span text:style-name="T1"> “disp-monitor”</text:span> envia as mensagens e o microsserviço <text:span text:style-name="T1">“main-api”</text:span> recebe as mensagens e atualiza o banco de dados, enviando também mensagens via websocket com dados do dispositivo</text:p>
      <text:p text:style-name="P2"/>
      <text:p text:style-name="P4">eventos-exchange</text:p>
      <text:p text:style-name="P2"><text:span text:style-name="T1">type:</text:span> direct</text:p>
      <text:p text:style-name="P2"><text:tab/>Essa exchange é responsável por rotear mensagens para a <text:span text:style-name="T1">“eventos-queue”</text:span>. Onde, a instância do microsserviço <text:span text:style-name="T1">“disp-monitor”</text:span> envia as mensagens e o microsserviço <text:span text:style-name="T1">“main-api”</text:span> recebe as mensagens, registrando o novo evento no banco de dados.</text:p>
      <text:p text:style-name="P2"><text:tab/></text:p>
      <text:p text:style-name="P4">dispositivos-exchange</text:p>
      <text:p text:style-name="P2"><text:span text:style-name="T1">type:</text:span> fanout</text:p>
      <text:p text:style-name="P6"><text:tab/><text:span text:style-name="T2">Essa exchange é responsável por rotear mensagens para a </text:span><text:span text:style-name="T3">“dispositivos-queue1”, “dispositivo-queue2”, … , “dispositivo-queue-n” </text:span><text:span text:style-name="T4">(n é o número de instâncias – </text:span><text:span text:style-name="T5">uma queue para cada instância</text:span><text:span text:style-name="T4">)</text:span><text:span text:style-name="T2">. </text:span></text:p>
      <text:p text:style-name="P6"><text:span text:style-name="T2"><text:tab/>Onde, o microsserviço</text:span><text:span text:style-name="T3"> “main-api” </text:span><text:span text:style-name="T2">envia mensagens e as instâncias do microsserviço </text:span><text:span text:style-name="T3">“disp-monitor”</text:span><text:span text:style-name="T2"> recebem as mensagens, setando o novo dispositivo no objeto thread, caso o dispositivo esteja sendo monitorado por um deles. Todas as instâncias recebem o novo dispositivo, mas, somente a thread em execução do monitoramento do dispositivo, que está em execução em apenas uma instância, é atualizada com o novo dispositivo.</text:span></text:p>
      <text:p text:style-name="P6"/>
      <text:p text:style-name="P7">configs-exchange</text:p>
      <text:p text:style-name="P8"><text:span text:style-name="T1">type:</text:span> fanout</text:p>
      <text:p text:style-name="P8"><text:tab/>Essa exchange é responsável por rotear mensagens para as queues de cada instância de “disp-monitor” (configs-queue1, configs-queue2, … ,configs-queue-n). Todas as instâncias recebem os dados do novo config, e todas as threads em execução em cada instância são alteradas com a nova config.</text:p>
      <text:p text:style-name="P8"/>
      <text:p text:style-name="P9"/>
      <text:p text:style-name="P10">QUEUES</text:p>
      <text:p text:style-name="P11"/>
      <text:p text:style-name="P12">dispositivos-state-queue</text:p>
      <text:p text:style-name="P11"><text:span text:style-name="T1">type:</text:span> classic</text:p>
      <text:p text:style-name="P11"><text:span text:style-name="T1">vinculada a:</text:span> dispositivos-state-exchange</text:p>
      <text:p text:style-name="P11"><text:tab/>com <text:span text:style-name="T1">routing key:</text:span> dispositivos-state-routing-key</text:p>
      <text:p text:style-name="P2"/>
      <text:p text:style-name="P12">eventos-queue</text:p>
      <text:p text:style-name="P11"><text:span text:style-name="T1">type: </text:span><text:span text:style-name="T6">classic</text:span></text:p>
      <text:p text:style-name="P11"><text:span text:style-name="T1">vinculada a:</text:span> eventos-exchange</text:p>
      <text:p text:style-name="P13"><text:tab/>com <text:span text:style-name="T1">routing key:</text:span> eventos-routing-key</text:p>
      <text:p text:style-name="P14"/>
      <text:p text:style-name="P15">dispositivos-queue1</text:p>
      <text:p text:style-name="P11"><text:span text:style-name="T1">type: </text:span>quorum</text:p>
      <text:p text:style-name="P11"><text:span text:style-name="T1">vinculada a: </text:span>dispositivos-exchange</text:p>
      <text:p text:style-name="P11"/>
      <text:p text:style-name="P12">dispositivos-queue2</text:p>
      <text:p text:style-name="P11"><text:span text:style-name="T1">type:</text:span> quorum</text:p>
      <text:p text:style-name="P11"><text:span text:style-name="T1">vinculada a:</text:span> dispositivos-exchange</text:p>
      <text:p text:style-name="P11"/>
      <text:p text:style-name="P12">dispositivos-queue3</text:p>
      <text:p text:style-name="P11"><text:span text:style-name="T1">type:</text:span> quorum</text:p>
      <text:p text:style-name="P11"><text:span text:style-name="T1">vinculada a:</text:span> dispositivos-exchange</text:p>
      <text:p text:style-name="P11"/>
      <text:p text:style-name="P12">configs-queue1</text:p>
      <text:p text:style-name="P11"><text:span text:style-name="T1">type:</text:span> quorum</text:p>
      <text:p text:style-name="P11"><text:span text:style-name="T1">vinculada a:</text:span> configs-exchange</text:p>
      <text:p text:style-name="P11"/>
      <text:p text:style-name="P12">configs-queue2</text:p>
      <text:p text:style-name="P11"><text:span text:style-name="T1">type:</text:span> quorum</text:p>
      <text:p text:style-name="P11"><text:span text:style-name="T1">vinculada a:</text:span> configs-exchange</text:p>
      <text:p text:style-name="P11"/>
      <text:p text:style-name="P12">configs-queue3</text:p>
      <text:p text:style-name="P11"><text:span text:style-name="T1">type:</text:span> quorum</text:p>
      <text:p text:style-name="P11"><text:span text:style-name="T1">vinculada a:</text:span> configs-exchange</text:p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8T13:56:46.130437900</meta:creation-date>
    <dc:date>2025-11-08T14:33:42.770268200</dc:date>
    <meta:editing-duration>PT22M52S</meta:editing-duration>
    <meta:editing-cycles>3</meta:editing-cycles>
    <meta:generator>LibreOffice/25.2.6.2$Windows_X86_64 LibreOffice_project/729c5bfe710f5eb71ed3bbde9e06a6065e9c6c5d</meta:generator>
    <meta:document-statistic meta:table-count="0" meta:image-count="0" meta:object-count="0" meta:page-count="2" meta:paragraph-count="43" meta:word-count="278" meta:character-count="2177" meta:non-whitespace-character-count="1931"/>
  </office:meta>
</office:document-meta>
</file>